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c18f" officeooo:paragraph-rsid="001cc18f"/>
    </style:style>
    <style:style style:name="P2" style:family="paragraph" style:parent-style-name="Text_20_body">
      <style:text-properties officeooo:rsid="001cc18f" officeooo:paragraph-rsid="001cc1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{% lastname %} {% firstname %},</text:p>
      <text:p text:style-name="P1"/>
      <text:p text:style-name="P2">{%! for period_array until %}</text:p>
      <text:p text:style-name="P1">for a period of {% start_period %} to {% end_period %}, you have reached {% period_project %}.</text:p>
      <text:p text:style-name="P2">{%! end %}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09:05:39.903799997</meta:creation-date>
    <dc:date>2024-10-12T09:22:11.072476810</dc:date>
    <meta:editing-duration>PT16M33S</meta:editing-duration>
    <meta:editing-cycles>1</meta:editing-cycles>
    <meta:generator>LibreOffice/24.2.6.2$Linux_X86_64 LibreOffice_project/420$Build-2</meta:generator>
    <meta:document-statistic meta:table-count="0" meta:image-count="0" meta:object-count="0" meta:page-count="1" meta:paragraph-count="4" meta:word-count="32" meta:character-count="170" meta:non-whitespace-character-count="142"/>
  </office:meta>
</office:document-meta>
</file>